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0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79cm" fo:min-width="7.158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0.853cm" draw:shadow="hidden"/>
    </style:style>
    <style:style style:name="gr14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5" style:family="graphic" style:parent-style-name="standard">
      <style:graphic-properties draw:stroke="dash" draw:stroke-dash="Fine_20_Dashed" draw:textarea-horizontal-align="center" draw:textarea-vertical-align="middle"/>
    </style:style>
    <style:style style:name="gr16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17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18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21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25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7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1" style:family="graphic" style:parent-style-name="standard">
      <style:graphic-properties draw:textarea-horizontal-align="center" draw:textarea-vertical-align="middle"/>
    </style:style>
    <style:style style:name="gr32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8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3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4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6" style:family="paragraph">
      <style:text-properties fo:color="#808080" fo:font-family="Arial" style:font-family-generic="swiss" style:font-pitch="variable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800080" fo:font-family="Arial" style:font-family-generic="swiss" style:font-pitch="variable" fo:font-size="10pt"/>
    </style:style>
    <style:style style:name="T6" style:family="text">
      <style:text-properties fo:color="#ff0000" fo:font-family="Arial" style:font-family-generic="swiss" style:font-pitch="variable" fo:font-size="10pt"/>
    </style:style>
    <style:style style:name="T7" style:family="text">
      <style:text-properties fo:color="#999999" fo:font-family="Arial" style:font-family-generic="swiss" style:font-pitch="variable" fo:font-size="16pt"/>
    </style:style>
    <style:style style:name="T8" style:family="text">
      <style:text-properties fo:color="#008080" fo:font-family="Arial" style:font-family-generic="swiss" style:font-pitch="variable" fo:font-size="10pt"/>
    </style:style>
    <style:style style:name="T9" style:family="text">
      <style:text-properties fo:color="#0000ff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 text:style-name="P2"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493cm" svg:height="0.635cm" svg:x="2.01cm" svg:y="2.963cm">
              <text:p text:style-name="P2"/>
            </draw:rect>
            <draw:frame draw:style-name="gr4" draw:text-style-name="P6" draw:layer="layout" svg:width="3.493cm" svg:height="1.017cm" svg:x="2.11cm" svg:y="3.063cm">
              <draw:text-box>
                <text:p text:style-name="P4"><text:span text:style-name="T2">GLX Faker </text:span><text:span text:style-name="T3">(VGL)</text:span></text:p>
                <text:p text:style-name="P5"><text:span text:style-name="T2"/></text:p>
              </draw:text-box>
            </draw:frame>
          </draw:g>
          <draw:g>
            <draw:frame draw:style-name="gr5" draw:text-style-name="P7" draw:layer="layout" svg:width="0.866cm" svg:height="0.509cm" svg:x="6.232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885cm" svg:y="2.963cm">
              <text:p text:style-name="P2"/>
            </draw:rect>
          </draw:g>
        </draw:g>
        <draw:g>
          <draw:rect draw:style-name="gr6" draw:text-style-name="P1" draw:layer="layout" svg:width="2.54cm" svg:height="1.183cm" svg:x="4.868cm" svg:y="5.503cm">
            <text:p text:style-name="P2"/>
          </draw:rect>
          <draw:frame draw:style-name="gr7" draw:text-style-name="P3" draw:layer="layout" svg:width="2.486cm" svg:height="1.269cm" svg:x="4.922cm" svg:y="5.504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8" draw:text-style-name="P1" draw:layer="layout" svg:x1="4.333cm" svg:y1="3.598cm" svg:x2="4.333cm" svg:y2="7.408cm">
          <text:p text:style-name="P2"/>
        </draw:line>
        <draw:line draw:style-name="gr9" draw:text-style-name="P1" draw:layer="layout" svg:x1="6.515cm" svg:y1="3.592cm" svg:x2="6.515cm" svg:y2="5.497cm">
          <text:p text:style-name="P2"/>
        </draw:line>
        <draw:line draw:style-name="gr10" draw:text-style-name="P1" draw:layer="layout" svg:x1="7.032cm" svg:y1="5.497cm" svg:x2="7.032cm" svg:y2="3.592cm">
          <text:p text:style-name="P2"/>
        </draw:line>
        <draw:frame draw:style-name="gr11" draw:text-style-name="P8" draw:layer="layout" svg:width="1.032cm" svg:height="0.39cm" svg:x="3.518cm" svg:y="4.233cm">
          <draw:text-box>
            <text:p text:style-name="P2"><text:span text:style-name="T4">GLX</text:span></text:p>
          </draw:text-box>
        </draw:frame>
        <draw:frame draw:style-name="gr12" draw:text-style-name="P9" draw:layer="layout" svg:width="1.27cm" svg:height="0.77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3" draw:text-style-name="P10" draw:layer="layout" svg:width="0.853cm" svg:height="0.779cm" svg:x="5.645cm" svg:y="3.983cm">
          <draw:text-box>
            <text:p text:style-name="P2"><text:span text:style-name="T5">X11</text:span><text:span text:style-name="T5"><text:line-break/></text:span><text:span text:style-name="T5">cmds</text:span></text:p>
          </draw:text-box>
        </draw:frame>
        <draw:frame draw:style-name="gr14" draw:text-style-name="P11" draw:layer="layout" svg:width="1.331cm" svg:height="0.39cm" svg:x="0.823cm" svg:y="7.018cm">
          <draw:text-box>
            <text:p text:style-name="P2"><text:span text:style-name="T6">OpenGL</text:span></text:p>
          </draw:text-box>
        </draw:frame>
        <draw:line draw:style-name="gr15" draw:text-style-name="P1" draw:layer="layout" svg:x1="9.313cm" svg:y1="1.559cm" svg:x2="9.313cm" svg:y2="11.218cm">
          <text:p text:style-name="P2"/>
        </draw:line>
        <draw:g>
          <draw:rect draw:style-name="gr16" draw:text-style-name="P1" draw:layer="layout" svg:width="4.362cm" svg:height="1.27cm" svg:x="10.9cm" svg:y="5.503cm">
            <text:p text:style-name="P2"/>
          </draw:rect>
          <draw:frame draw:style-name="gr7" draw:text-style-name="P3" draw:layer="layout" svg:width="4.036cm" svg:height="1.269cm" svg:x="10.991cm" svg:y="5.504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7" draw:text-style-name="P1" draw:layer="layout" svg:width="4.362cm" svg:height="0.635cm" svg:x="10.9cm" svg:y="4.233cm">
            <text:p text:style-name="P2"/>
          </draw:rect>
          <draw:frame draw:style-name="gr18" draw:text-style-name="P12" draw:layer="layout" svg:width="4.036cm" svg:height="0.634cm" svg:x="10.991cm" svg:y="4.234cm">
            <draw:text-box>
              <text:p text:style-name="P2"><text:span text:style-name="T7">Client 1</text:span></text:p>
            </draw:text-box>
          </draw:frame>
        </draw:g>
        <draw:g>
          <draw:rect draw:style-name="gr19" draw:text-style-name="P1" draw:layer="layout" svg:width="4.362cm" svg:height="0.635cm" svg:x="10.9cm" svg:y="2.645cm">
            <text:p text:style-name="P2"/>
          </draw:rect>
          <draw:frame draw:style-name="gr18" draw:text-style-name="P12" draw:layer="layout" svg:width="4.036cm" svg:height="0.634cm" svg:x="10.991cm" svg:y="2.646cm">
            <draw:text-box>
              <text:p text:style-name="P2"><text:span text:style-name="T7">Client N</text:span></text:p>
            </draw:text-box>
          </draw:frame>
        </draw:g>
        <draw:frame draw:style-name="gr20" draw:layer="layout" svg:width="0.637cm" svg:height="0.954cm" svg:x="12.686cm" svg:y="3.279cm">
          <draw:text-box>
            <text:p text:style-name="P2">...</text:p>
          </draw:text-box>
        </draw:frame>
        <draw:line draw:style-name="gr21" draw:text-style-name="P1" draw:layer="layout" svg:x1="7.408cm" svg:y1="5.82cm" svg:x2="10.9cm" svg:y2="5.82cm">
          <text:p text:style-name="P2"/>
        </draw:line>
        <draw:frame draw:style-name="gr22" draw:text-style-name="P9" draw:layer="layout" svg:width="3.058cm" svg:height="0.779cm" svg:x="8.125cm" svg:y="6.355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3" draw:text-style-name="P1" draw:layer="layout" svg:x1="10.9cm" svg:y1="6.238cm" svg:x2="7.408cm" svg:y2="6.238cm">
          <text:p text:style-name="P2"/>
        </draw:line>
        <draw:frame draw:style-name="gr24" draw:text-style-name="P13" draw:layer="layout" svg:width="3.033cm" svg:height="0.952cm" svg:x="8.502cm" svg:y="3.833cm">
          <draw:text-box>
            <text:p text:style-name="P2"><text:span text:style-name="T8">compressed</text:span></text:p>
            <text:p text:style-name="P2"><text:span text:style-name="T8">image stream</text:span></text:p>
          </draw:text-box>
        </draw:frame>
        <draw:line draw:style-name="gr25" draw:text-style-name="P1" draw:layer="layout" svg:x1="7.455cm" svg:y1="5.569cm" svg:x2="10.882cm" svg:y2="4.834cm">
          <text:p text:style-name="P2"/>
        </draw:line>
        <draw:line draw:style-name="gr25" draw:text-style-name="P1" draw:layer="layout" svg:x1="7.473cm" svg:y1="5.602cm" svg:x2="10.9cm" svg:y2="3.28cm">
          <text:p text:style-name="P2"/>
        </draw:line>
        <draw:line draw:style-name="gr26" draw:text-style-name="P1" draw:layer="layout" svg:x1="2.228cm" svg:y1="3.598cm" svg:x2="2.228cm" svg:y2="8.678cm">
          <text:p text:style-name="P2"/>
        </draw:line>
        <draw:line draw:style-name="gr27" draw:text-style-name="P1" draw:layer="layout" svg:x1="2.545cm" svg:y1="3.598cm" svg:x2="2.545cm" svg:y2="8.678cm">
          <text:p text:style-name="P2"/>
        </draw:line>
        <draw:frame draw:style-name="gr28" draw:text-style-name="P14" draw:layer="layout" svg:width="1.407cm" svg:height="0.779cm" svg:x="2.728cm" svg:y="6.19cm">
          <draw:text-box>
            <text:p text:style-name="P2"><text:span text:style-name="T9">rendered</text:span><text:span text:style-name="T9"><text:line-break/></text:span><text:span text:style-name="T9">images</text:span></text:p>
          </draw:text-box>
        </draw:frame>
        <draw:g>
          <draw:g>
            <draw:rect draw:style-name="gr1" draw:text-style-name="P1" draw:layer="layout" svg:width="4.041cm" svg:height="0.635cm" svg:x="3.367cm" svg:y="7.408cm">
              <text:p text:style-name="P2"/>
            </draw:rect>
            <draw:frame draw:style-name="gr29" draw:text-style-name="P3" draw:layer="layout" svg:width="2.38cm" svg:height="0.632cm" svg:x="3.452cm" svg:y="7.409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5.697cm" svg:height="0.635cm" svg:x="1.71cm" svg:y="8.678cm">
              <text:p text:style-name="P2"/>
            </draw:rect>
            <draw:frame draw:style-name="gr30" draw:text-style-name="P3" draw:layer="layout" svg:width="2.849cm" svg:height="0.632cm" svg:x="1.829cm" svg:y="8.681cm">
              <draw:text-box>
                <text:p text:style-name="P2"><text:span text:style-name="T1">3D Driver</text:span></text:p>
              </draw:text-box>
            </draw:frame>
          </draw:g>
          <draw:line draw:style-name="gr31" draw:text-style-name="P1" draw:layer="layout" svg:x1="3.367cm" svg:y1="8.082cm" svg:x2="3.367cm" svg:y2="8.717cm">
            <text:p text:style-name="P2"/>
          </draw:line>
          <draw:line draw:style-name="gr31" draw:text-style-name="P1" draw:layer="layout" svg:x1="7.408cm" svg:y1="8.043cm" svg:x2="7.408cm" svg:y2="8.678cm">
            <text:p text:style-name="P2"/>
          </draw:line>
        </draw:g>
        <draw:line draw:style-name="gr32" draw:text-style-name="P1" draw:layer="layout" svg:x1="5.185cm" svg:y1="3.598cm" svg:x2="5.185cm" svg:y2="5.503cm">
          <text:p text:style-name="P2"/>
        </draw:line>
        <draw:frame draw:style-name="gr33" draw:text-style-name="P15" draw:layer="layout" svg:width="2.495cm" svg:height="0.945cm" svg:x="3.405cm" svg:y="9.942cm">
          <draw:text-box>
            <text:p text:style-name="P2"><text:span text:style-name="T10">Server</text:span></text:p>
          </draw:text-box>
        </draw:frame>
        <draw:frame draw:style-name="gr34" draw:text-style-name="P16" draw:layer="layout" svg:width="2.161cm" svg:height="0.945cm" svg:x="12.091cm" svg:y="9.974cm">
          <draw:text-box>
            <text:p text:style-name="P2"><text:span text:style-name="T11">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5$Build-9011</meta:generator>
    <meta:creation-date>2004-08-26T14:18:38</meta:creation-date>
    <dc:date>2006-09-18T20:30:05</dc:date>
    <dc:language>en-US</dc:language>
    <meta:editing-cycles>11</meta:editing-cycles>
    <meta:editing-duration>PT2H7M7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